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1b4afe" officeooo:paragraph-rsid="001b4afe"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c5a03" officeooo:paragraph-rsid="001c5a03"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e4a70" officeooo:paragraph-rsid="001e4a7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4a70" officeooo:paragraph-rsid="001e809c"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4afe" officeooo:paragraph-rsid="001b4afe"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bac73" officeooo:paragraph-rsid="001bac73"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bac73" officeooo:paragraph-rsid="001c5a03"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c5a03" officeooo:paragraph-rsid="001c5a03"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e4a70" officeooo:paragraph-rsid="001e4a70" style:font-weight-asian="bold" style:font-weight-complex="bold"/>
    </style:style>
    <style:style style:name="P10" style:family="paragraph" style:parent-style-name="Standard">
      <style:paragraph-properties fo:text-align="justify" style:justify-single-word="false"/>
    </style:style>
    <style:style style:name="T1" style:family="text">
      <style:text-properties fo:font-size="18pt" style:font-size-asian="18pt" style:font-size-complex="18pt"/>
    </style:style>
    <style:style style:name="T2" style:family="text">
      <style:text-properties fo:font-size="18pt" officeooo:rsid="001e809c" style:font-size-asian="18pt" style:font-size-complex="18pt"/>
    </style:style>
    <style:style style:name="T3" style:family="text">
      <style:text-properties fo:font-size="18pt" officeooo:rsid="001f8d47" style:font-size-asian="18pt" style:font-size-complex="18pt"/>
    </style:style>
    <style:style style:name="T4" style:family="text">
      <style:text-properties fo:font-size="18pt" officeooo:rsid="001fc8aa" style:font-size-asian="18pt" style:font-size-complex="18pt"/>
    </style:style>
    <style:style style:name="T5" style:family="text">
      <style:text-properties fo:font-size="18pt" style:text-underline-style="solid" style:text-underline-width="auto" style:text-underline-color="font-color" fo:font-weight="bold" officeooo:rsid="001b4afe" style:font-size-asian="18pt" style:font-weight-asian="bold" style:font-size-complex="18pt" style:font-weight-complex="bold"/>
    </style:style>
    <style:style style:name="T6" style:family="text">
      <style:text-properties fo:font-size="18pt" style:text-underline-style="none" fo:font-weight="normal" style:font-size-asian="18pt" style:font-weight-asian="normal" style:font-size-complex="18pt" style:font-weight-complex="normal"/>
    </style:style>
    <style:style style:name="T7" style:family="text">
      <style:text-properties fo:font-size="18pt" style:text-underline-style="none" fo:font-weight="normal" officeooo:rsid="001c5a03" style:font-size-asian="18pt" style:font-weight-asian="normal" style:font-size-complex="18pt" style:font-weight-complex="normal"/>
    </style:style>
    <style:style style:name="T8" style:family="text">
      <style:text-properties fo:font-size="18pt" style:text-underline-style="none"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text:tab/><text:span text:style-name="T5">Project Synopsis</text:span></text:p>
      <text:p text:style-name="P5"><text:span text:style-name="T1">Title:</text:span></text:p>
      <text:p text:style-name="P1"><text:span text:style-name="T1"><text:tab/>Predicting Rating of Mobile Applications</text:span></text:p>
      <text:p text:style-name="P1"><text:span text:style-name="T1"/></text:p>
      <text:p text:style-name="P6"><text:span text:style-name="T1">Introduction:</text:span></text:p>
      <text:p text:style-name="P7"><text:span text:style-name="T6"><text:s text:c="8"/></text:span><text:span text:style-name="T7">A machinery for downloading and extracting features about applications from the Google Play Store was to developed and deployed, and the resulting data set was used to train different models to predict the success of a mobile application; a naive bayes based text classifer for the description of the application.A linear regression which predicts the average rating of the application.</text:span></text:p>
      <text:p text:style-name="P7"><text:span text:style-name="T7"><text:s text:c="6"/>In this study, features extracted from the data made available on Google's Play Store website is used.</text:span></text:p>
      <text:p text:style-name="P7"><text:span text:style-name="T7"/></text:p>
      <text:p text:style-name="P8"><text:span text:style-name="T1">Objective:</text:span></text:p>
      <text:p text:style-name="P8"><text:span text:style-name="T6"><text:tab/>The objective of this study was to develop a reliable, multidimensional measure for trialling, classifying, and rating the quality of mobile apps.It can also be used to provide a checklist for the design and development of new high quality app.</text:span></text:p>
      <text:p text:style-name="P8"><text:span text:style-name="T6"/></text:p>
      <text:p text:style-name="P9"><text:span text:style-name="T1">Problem Statement:</text:span></text:p>
      <text:p text:style-name="P3"><text:span text:style-name="T1"><text:tab/>This research involves the developing a graphical modelling language which is specific to mobile applications.</text:span></text:p>
      <text:p text:style-name="P3"><text:span text:style-name="T1"><text:tab/>Google makes data available about its applications on http://play.google.com. These pages contain data which can be extracted such the name of the application, the description, the number of installations, the average rating of the application, and many more features. In order gather as much data as possible without worrying about which features would eventually be used.</text:span></text:p>
      <text:p text:style-name="P4"><text:span text:style-name="T1"><text:tab/></text:span><text:span text:style-name="T2">Naive Bayes </text:span><text:span text:style-name="T3">classification is used in this project to predict the rating</text:span><text:span text:style-name="T2">. The rest of the model attempted was to build a model which would classify an application as successful or not based on its </text:span><text:soft-page-break/><text:span text:style-name="T2">description. A na</text:span><text:span text:style-name="T3">i</text:span><text:span text:style-name="T2">ve based classi</text:span><text:span text:style-name="T3">fi</text:span><text:span text:style-name="T2">er text was chosen, and the implementation was written in </text:span><text:span text:style-name="T4">Python</text:span><text:span text:style-name="T2">.</text:span></text:p>
      <text:p text:style-name="P2"><text:span text:style-name="T1"><text:s text:c="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9:40:32.536741925</meta:creation-date>
    <dc:date>2019-03-29T09:43:00.620063263</dc:date>
    <meta:editing-duration>PT12H45M18S</meta:editing-duration>
    <meta:editing-cycles>2</meta:editing-cycles>
    <meta:generator>LibreOffice/5.1.6.2$Linux_X86_64 LibreOffice_project/10m0$Build-2</meta:generator>
    <meta:document-statistic meta:table-count="0" meta:image-count="0" meta:object-count="0" meta:page-count="2" meta:paragraph-count="13" meta:word-count="250" meta:character-count="1646" meta:non-whitespace-character-count="1377"/>
  </office:meta>
</office:document-meta>
</file>